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0.939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0047in"/>
    </style:style>
    <style:style style:name="co14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99ff99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66ccff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ackground-color="#ff99cc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none" fo:background-color="#ff99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" style:family="table-cell" style:parent-style-name="Default">
      <style:table-cell-properties fo:background-color="#99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ffccff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cfe7f5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7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1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>
            <text:p>Input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Keypress?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Program</text:p>
          </table:table-cell>
          <table:table-cell table:style-name="ce1" office:value-type="string">
            <text:p>Have?</text:p>
          </table:table-cell>
          <table:table-cell/>
          <table:table-cell table:style-name="ce1" office:value-type="string">
            <text:p>Part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Quantity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 office:value-type="string">
            <text:p>Joystick</text:p>
          </table:table-cell>
          <table:table-cell office:value-type="string">
            <text:p>Black</text:p>
          </table:table-cell>
          <table:table-cell table:style-name="ce5" office:value-type="string">
            <text:p>M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number-columns-repeated="2"/>
          <table:table-cell table:style-name="ce2" office:value-type="string">
            <text:p>Safety Toggle</text:p>
          </table:table-cell>
          <table:table-cell table:style-name="ce7" office:value-type="string">
            <text:p>Red</text:p>
          </table:table-cell>
          <table:table-cell table:style-name="ce10"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otation</text:p>
          </table:table-cell>
          <table:table-cell office:value-type="string">
            <text:p>Joystick</text:p>
          </table:table-cell>
          <table:table-cell office:value-type="string">
            <text:p>Black</text:p>
          </table:table-cell>
          <table:table-cell table:style-name="ce5" office:value-type="string">
            <text:p>M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number-columns-repeated="2"/>
          <table:table-cell table:style-name="ce2" office:value-type="string">
            <text:p>Safety Toggle</text:p>
          </table:table-cell>
          <table:table-cell table:style-name="ce6" office:value-type="string">
            <text:p>Green</text:p>
          </table:table-cell>
          <table:table-cell table:style-name="ce10"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Abort Arm</text:p>
          </table:table-cell>
          <table:table-cell office:value-type="string">
            <text:p>Safety Toggle</text:p>
          </table:table-cell>
          <table:table-cell office:value-type="string">
            <text:p>Red – Transparent</text:p>
          </table:table-cell>
          <table:table-cell table:style-name="ce2" office:value-type="string">
            <text:p>-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Toggle Switch</text:p>
          </table:table-cell>
          <table:table-cell table:style-name="ce2" office:value-type="string">
            <text:p>Chrome</text:p>
          </table:table-cell>
          <table:table-cell table:style-name="ce2" office:value-type="float" office:value="4">
            <text:p>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Abort Indicator</text:p>
          </table:table-cell>
          <table:table-cell office:value-type="string">
            <text:p>LED Light – Small</text:p>
          </table:table-cell>
          <table:table-cell office:value-type="string">
            <text:p>Red – Transparent</text:p>
          </table:table-cell>
          <table:table-cell table:style-name="ce2" office:value-type="string">
            <text:p>-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Button – Small</text:p>
          </table:table-cell>
          <table:table-cell table:style-name="ce4" office:value-type="string">
            <text:p>White</text:p>
          </table:table-cell>
          <table:table-cell table:style-name="ce2" office:value-type="float" office:value="10">
            <text:p>10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Abort (Backspace)</text:p>
          </table:table-cell>
          <table:table-cell office:value-type="string">
            <text:p>Button – Large</text:p>
          </table:table-cell>
          <table:table-cell office:value-type="string">
            <text:p>Red – Solid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number-columns-repeated="2"/>
          <table:table-cell table:style-name="ce2" office:value-type="string">
            <text:p>Button – Small</text:p>
          </table:table-cell>
          <table:table-cell table:style-name="ce8" office:value-type="string">
            <text:p>Blue</text:p>
          </table:table-cell>
          <table:table-cell table:style-name="ce2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Stage Arm</text:p>
          </table:table-cell>
          <table:table-cell office:value-type="string">
            <text:p>Safety Toggle</text:p>
          </table:table-cell>
          <table:table-cell office:value-type="string">
            <text:p>Green – Transparent</text:p>
          </table:table-cell>
          <table:table-cell table:style-name="ce2" office:value-type="string">
            <text:p>-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Button – Small</text:p>
          </table:table-cell>
          <table:table-cell table:style-name="ce8" office:value-type="string">
            <text:p>Black</text:p>
          </table:table-cell>
          <table:table-cell table:style-name="ce2" office:value-type="float" office:value="7">
            <text:p>7</text:p>
          </table:table-cell>
          <table:table-cell table:number-columns-repeated="11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table:number-columns-repeated="2"/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string">
            <text:p>Stage Indicator</text:p>
          </table:table-cell>
          <table:table-cell office:value-type="string">
            <text:p>LED Light – Small</text:p>
          </table:table-cell>
          <table:table-cell office:value-type="string">
            <text:p>Green – Transparent</text:p>
          </table:table-cell>
          <table:table-cell table:style-name="ce2" office:value-type="string">
            <text:p>-</text:p>
          </table:table-cell>
          <table:table-cell/>
          <table:table-cell office:value-type="string">
            <text:p>-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Button – Small</text:p>
          </table:table-cell>
          <table:table-cell table:style-name="ce5" office:value-type="string">
            <text:p>Yellow</text:p>
          </table:table-cell>
          <table:table-cell table:style-name="ce2" office:value-type="float" office:value="3">
            <text:p>3</text:p>
          </table:table-cell>
          <table:table-cell table:number-columns-repeated="11"/>
          <table:table-cell table:style-name="ce13" office:value-type="string">
            <text:p>lights</text:p>
          </table:table-cell>
          <table:table-cell table:style-name="ce13" office:value-type="string">
            <text:p>solar panels</text:p>
          </table:table-cell>
          <table:table-cell table:style-name="ce13" office:value-type="string">
            <text:p>ladder</text:p>
          </table:table-cell>
          <table:table-cell table:style-name="ce13" office:value-type="string">
            <text:p>science</text:p>
          </table:table-cell>
          <table:table-cell table:style-name="ce13" office:value-type="string">
            <text:p>gear/flaps</text:p>
          </table:table-cell>
          <table:table-cell table:style-name="ce13" table:number-columns-repeated="2"/>
          <table:table-cell table:style-name="ce13" office:value-type="string">
            <text:p>fairing/LES</text:p>
          </table:table-cell>
          <table:table-cell table:style-name="ce13" office:value-type="string">
            <text:p>engine mode</text:p>
          </table:table-cell>
          <table:table-cell table:style-name="ce13" office:value-type="string">
            <text:p>engine 1</text:p>
          </table:table-cell>
          <table:table-cell table:style-name="ce13" office:value-type="string">
            <text:p>reactor</text:p>
          </table:table-cell>
          <table:table-cell table:style-name="ce13" office:value-type="string">
            <text:p>radiators</text:p>
          </table:table-cell>
        </table:table-row>
        <table:table-row table:style-name="ro1">
          <table:table-cell table:number-columns-repeated="2"/>
          <table:table-cell office:value-type="string">
            <text:p>Stage (Space)</text:p>
          </table:table-cell>
          <table:table-cell office:value-type="string">
            <text:p>Button – Large</text:p>
          </table:table-cell>
          <table:table-cell office:value-type="string">
            <text:p>Green – Solid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number-columns-repeated="2"/>
          <table:table-cell table:style-name="ce2" office:value-type="string">
            <text:p>Button – Large</text:p>
          </table:table-cell>
          <table:table-cell table:style-name="ce7" office:value-type="string">
            <text:p>Red</text:p>
          </table:table-cell>
          <table:table-cell table:style-name="ce2" office:value-type="float" office:value="1">
            <text:p>1</text:p>
          </table:table-cell>
          <table:table-cell table:number-columns-repeated="11"/>
          <table:table-cell table:style-name="ce13" table:number-columns-repeated="12"/>
        </table:table-row>
        <table:table-row table:style-name="ro1">
          <table:table-cell table:number-columns-repeated="2"/>
          <table:table-cell office:value-type="string">
            <text:p>Throttle</text:p>
          </table:table-cell>
          <table:table-cell office:value-type="string">
            <text:p>Potentiometer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number-columns-repeated="2"/>
          <table:table-cell table:style-name="ce2" office:value-type="string">
            <text:p>Button – Large</text:p>
          </table:table-cell>
          <table:table-cell table:style-name="ce6" office:value-type="string">
            <text:p>Green</text:p>
          </table:table-cell>
          <table:table-cell table:style-name="ce2" office:value-type="float" office:value="1">
            <text:p>1</text:p>
          </table:table-cell>
          <table:table-cell table:number-columns-repeated="11"/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table:number-columns-repeated="2"/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SAS On/Off</text:p>
          </table:table-cell>
          <table:table-cell office:value-type="string">
            <text:p>Toggle Switch</text:p>
          </table:table-cell>
          <table:table-cell office:value-type="string">
            <text:p>Chrome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LED Button – Med</text:p>
          </table:table-cell>
          <table:table-cell table:style-name="ce9" office:value-type="string">
            <text:p>Blue</text:p>
          </table:table-cell>
          <table:table-cell table:style-name="ce2" office:value-type="float" office:value="16">
            <text:p>16</text:p>
          </table:table-cell>
          <table:table-cell table:number-columns-repeated="11"/>
          <table:table-cell office:value-type="string">
            <text:p>antennae</text:p>
          </table:table-cell>
          <table:table-cell office:value-type="string">
            <text:p>capacitors</text:p>
          </table:table-cell>
          <table:table-cell table:number-columns-repeated="2" office:value-type="string">
            <text:p>science</text:p>
          </table:table-cell>
          <table:table-cell office:value-type="string">
            <text:p>brakes/spoiler</text:p>
          </table:table-cell>
          <table:table-cell table:number-columns-repeated="2"/>
          <table:table-cell office:value-type="string">
            <text:p>cargo doors</text:p>
          </table:table-cell>
          <table:table-cell office:value-type="string">
            <text:p>chutes</text:p>
          </table:table-cell>
          <table:table-cell office:value-type="string">
            <text:p>engine 2</text:p>
          </table:table-cell>
          <table:table-cell office:value-type="string">
            <text:p>intakes</text:p>
          </table:table-cell>
          <table:table-cell office:value-type="string">
            <text:p>drills</text:p>
          </table:table-cell>
        </table:table-row>
        <table:table-row table:style-name="ro1">
          <table:table-cell table:number-columns-repeated="2"/>
          <table:table-cell office:value-type="string">
            <text:p>SAS Modes x 10</text:p>
          </table:table-cell>
          <table:table-cell office:value-type="string">
            <text:p>Button – Small</text:p>
          </table:table-cell>
          <table:table-cell office:value-type="string">
            <text:p>White</text:p>
          </table:table-cell>
          <table:table-cell table:style-name="ce5" office:value-type="string">
            <text:p>M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Ignition Key</text:p>
          </table:table-cell>
          <table:table-cell table:style-name="ce2" office:value-type="string">
            <text:p>Chrome</text:p>
          </table:table-cell>
          <table:table-cell table:style-name="ce2" office:value-type="float" office:value="2">
            <text:p>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SAS Mode Indicators x 10</text:p>
          </table:table-cell>
          <table:table-cell office:value-type="string">
            <text:p>LED Light – Tiny</text:p>
          </table:table-cell>
          <table:table-cell office:value-type="string">
            <text:p>Yellow</text:p>
          </table:table-cell>
          <table:table-cell office:value-type="string">
            <text:p>N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Rocker Switch</text:p>
          </table:table-cell>
          <table:table-cell table:style-name="ce8" office:value-type="string">
            <text:p>Black</text:p>
          </table:table-cell>
          <table:table-cell table:style-name="ce2"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CS On/Off</text:p>
          </table:table-cell>
          <table:table-cell office:value-type="string">
            <text:p>Toggle Switch</text:p>
          </table:table-cell>
          <table:table-cell office:value-type="string">
            <text:p>Chrome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/>
          <table:table-cell table:style-name="ce2" office:value-type="string">
            <text:p>Joystick</text:p>
          </table:table-cell>
          <table:table-cell table:style-name="ce8" office:value-type="string">
            <text:p>Black</text:p>
          </table:table-cell>
          <table:table-cell table:style-name="ce2" office:value-type="float" office:value="2">
            <text:p>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Lights (AG)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/Keypress</text:p>
          </table:table-cell>
          <table:table-cell table:number-columns-repeated="2"/>
          <table:table-cell table:style-name="ce2" office:value-type="string">
            <text:p>Potentiometer</text:p>
          </table:table-cell>
          <table:table-cell table:style-name="ce8" office:value-type="string">
            <text:p>Black</text:p>
          </table:table-cell>
          <table:table-cell table:style-name="ce2" office:value-type="float" office:value="1">
            <text:p>1</text:p>
          </table:table-cell>
          <table:table-cell table:number-columns-repeated="11"/>
          <table:table-cell table:style-name="ce14" office:value-type="string" table:number-columns-spanned="3" table:number-rows-spanned="1">
            <text:p>Science</text:p>
          </table:table-cell>
          <table:covered-table-cell table:style-name="ce16"/>
          <table:covered-table-cell table:style-name="ce17"/>
          <table:table-cell table:style-name="ce6" office:value-type="string" table:number-columns-spanned="2" table:number-rows-spanned="1">
            <text:p>Payload</text:p>
          </table:table-cell>
          <table:covered-table-cell table:style-name="ce3"/>
          <table:table-cell table:style-name="ce15"/>
          <table:table-cell table:style-name="ce10" office:value-type="string" table:number-columns-spanned="4" table:number-rows-spanned="1">
            <text:p>Landing</text:p>
          </table:table-cell>
          <table:covered-table-cell table:number-columns-repeated="3" table:style-name="ce3"/>
          <table:table-cell table:style-name="ce20" office:value-type="string">
            <text:p>Comm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rakes (AG)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/Keypress</text:p>
          </table:table-cell>
          <table:table-cell table:number-columns-repeated="2"/>
          <table:table-cell table:style-name="ce2" office:value-type="string">
            <text:p>LED Light – Small</text:p>
          </table:table-cell>
          <table:table-cell table:style-name="ce7" office:value-type="string">
            <text:p>Red</text:p>
          </table:table-cell>
          <table:table-cell table:style-name="ce2" office:value-type="float" office:value="1">
            <text:p>1</text:p>
          </table:table-cell>
          <table:table-cell table:number-columns-repeated="11"/>
          <table:table-cell table:style-name="ce3" office:value-type="string">
            <text:p>Science 1</text:p>
          </table:table-cell>
          <table:table-cell table:style-name="ce3" office:value-type="string">
            <text:p>Science 2</text:p>
          </table:table-cell>
          <table:table-cell table:style-name="ce3" office:value-type="string">
            <text:p>Science 3</text:p>
          </table:table-cell>
          <table:table-cell table:style-name="ce3" office:value-type="string">
            <text:p>Fairing/LES</text:p>
          </table:table-cell>
          <table:table-cell table:style-name="ce3" office:value-type="string">
            <text:p>Cargo Doors</text:p>
          </table:table-cell>
          <table:table-cell table:style-name="ce15"/>
          <table:table-cell table:style-name="ce3" office:value-type="string">
            <text:p>Ladder</text:p>
          </table:table-cell>
          <table:table-cell table:style-name="ce3" office:value-type="string">
            <text:p>Gear/Flaps</text:p>
          </table:table-cell>
          <table:table-cell table:style-name="ce3" office:value-type="string">
            <text:p>Brakes/Spoiler</text:p>
          </table:table-cell>
          <table:table-cell table:style-name="ce3" office:value-type="string">
            <text:p>Chutes</text:p>
          </table:table-cell>
          <table:table-cell table:style-name="ce3" office:value-type="string">
            <text:p>Antenna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ear/Legs (AG)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/Keypress</text:p>
          </table:table-cell>
          <table:table-cell table:number-columns-repeated="2"/>
          <table:table-cell table:style-name="ce2" office:value-type="string">
            <text:p>LED Light – Small</text:p>
          </table:table-cell>
          <table:table-cell table:style-name="ce6" office:value-type="string">
            <text:p>Green</text:p>
          </table:table-cell>
          <table:table-cell table:style-name="ce2" office:value-type="float" office:value="1">
            <text:p>1</text:p>
          </table:table-cell>
          <table:table-cell table:number-columns-repeated="4"/>
          <table:table-cell office:value-type="string">
            <text:p>Electrical</text:p>
          </table:table-cell>
          <table:table-cell office:value-type="string">
            <text:p>Engines</text:p>
          </table:table-cell>
          <table:table-cell office:value-type="string">
            <text:p>Science</text:p>
          </table:table-cell>
          <table:table-cell office:value-type="string">
            <text:p>Landing</text:p>
          </table:table-cell>
          <table:table-cell office:value-type="string">
            <text:p>Cargo</text:p>
          </table:table-cell>
          <table:table-cell office:value-type="string">
            <text:p>ISRU</text:p>
          </table:table-cell>
          <table:table-cell/>
          <table:table-cell table:style-name="ce3" office:value-type="string">
            <text:p>Solar Panels</text:p>
          </table:table-cell>
          <table:table-cell table:style-name="ce3" office:value-type="string">
            <text:p>Capacitors</text:p>
          </table:table-cell>
          <table:table-cell table:style-name="ce3" office:value-type="string">
            <text:p>Reactor</text:p>
          </table:table-cell>
          <table:table-cell table:style-name="ce3" office:value-type="string">
            <text:p>Radiators</text:p>
          </table:table-cell>
          <table:table-cell table:style-name="ce3" office:value-type="string">
            <text:p>Drills</text:p>
          </table:table-cell>
          <table:table-cell table:style-name="ce15"/>
          <table:table-cell table:style-name="ce4" office:value-type="string">
            <text:p>Engine 1</text:p>
          </table:table-cell>
          <table:table-cell table:style-name="ce4" office:value-type="string">
            <text:p>Engine 2</text:p>
          </table:table-cell>
          <table:table-cell table:style-name="ce4" office:value-type="string">
            <text:p>Engine Mode</text:p>
          </table:table-cell>
          <table:table-cell table:style-name="ce4" office:value-type="string">
            <text:p>Intakes</text:p>
          </table:table-cell>
          <table:table-cell table:style-name="ce3" office:value-type="string">
            <text:p>Ligh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G 1 – Solar Panel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2" office:value-type="string">
            <text:p>LED Light – Tiny</text:p>
          </table:table-cell>
          <table:table-cell table:style-name="ce5" office:value-type="string">
            <text:p>Yellow</text:p>
          </table:table-cell>
          <table:table-cell table:style-name="ce11" office:value-type="float" office:value="10">
            <text:p>10</text:p>
          </table:table-cell>
          <table:table-cell table:number-columns-repeated="4"/>
          <table:table-cell office:value-type="string">
            <text:p>lights</text:p>
          </table:table-cell>
          <table:table-cell office:value-type="string">
            <text:p>engines 1</text:p>
          </table:table-cell>
          <table:table-cell office:value-type="string">
            <text:p>science 1</text:p>
          </table:table-cell>
          <table:table-cell office:value-type="string">
            <text:p>brakes/spoiler</text:p>
          </table:table-cell>
          <table:table-cell office:value-type="string">
            <text:p>fairing</text:p>
          </table:table-cell>
          <table:table-cell office:value-type="string">
            <text:p>radiators</text:p>
          </table:table-cell>
          <table:table-cell/>
          <table:table-cell table:style-name="ce5" office:value-type="string" table:number-columns-spanned="3" table:number-rows-spanned="1">
            <text:p>Electrical</text:p>
          </table:table-cell>
          <table:covered-table-cell table:number-columns-repeated="2" table:style-name="ce3"/>
          <table:table-cell table:style-name="ce18" office:value-type="string" table:number-columns-spanned="2" table:number-rows-spanned="1">
            <text:p>Industrial</text:p>
          </table:table-cell>
          <table:covered-table-cell table:style-name="ce3"/>
          <table:table-cell table:style-name="ce15"/>
          <table:table-cell table:style-name="ce19" office:value-type="string" table:number-columns-spanned="4" table:number-rows-spanned="1">
            <text:p>Engines</text:p>
          </table:table-cell>
          <table:covered-table-cell table:number-columns-repeated="3" table:style-name="ce19"/>
          <table:table-cell table:style-name="ce21" office:value-type="string">
            <text:p>Visibilit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G 2 – Ladder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2" office:value-type="string">
            <text:p>10 LED Bar Light</text:p>
          </table:table-cell>
          <table:table-cell table:style-name="ce2" office:value-type="string">
            <text:p>Multi/Solids</text:p>
          </table:table-cell>
          <table:table-cell table:style-name="ce11" office:value-type="string">
            <text:p>7 – 8</text:p>
          </table:table-cell>
          <table:table-cell table:number-columns-repeated="4"/>
          <table:table-cell office:value-type="string">
            <text:p>solar panels</text:p>
          </table:table-cell>
          <table:table-cell office:value-type="string">
            <text:p>engines 2</text:p>
          </table:table-cell>
          <table:table-cell office:value-type="string">
            <text:p>science 2</text:p>
          </table:table-cell>
          <table:table-cell office:value-type="string">
            <text:p>gear/flaps</text:p>
          </table:table-cell>
          <table:table-cell office:value-type="string">
            <text:p>cargo doors</text:p>
          </table:table-cell>
          <table:table-cell office:value-type="string">
            <text:p>drills</text:p>
          </table:table-cell>
          <table:table-cell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3 – Chute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2" office:value-type="string">
            <text:p>4 Digit Readout</text:p>
          </table:table-cell>
          <table:table-cell table:style-name="ce8" office:value-type="string">
            <text:p>Black</text:p>
          </table:table-cell>
          <table:table-cell table:style-name="ce2" office:value-type="string">
            <text:p>6 – 12</text:p>
          </table:table-cell>
          <table:table-cell table:number-columns-repeated="4"/>
          <table:table-cell office:value-type="string">
            <text:p>antennae</text:p>
          </table:table-cell>
          <table:table-cell office:value-type="string">
            <text:p>intakes</text:p>
          </table:table-cell>
          <table:table-cell office:value-type="string">
            <text:p>science 3</text:p>
          </table:table-cell>
          <table:table-cell office:value-type="string">
            <text:p>ladder</text:p>
          </table:table-cell>
          <table:table-cell office:value-type="string">
            <text:p>discard LES</text:p>
          </table:table-cell>
          <table:table-cell office:value-type="string">
            <text:p>start drill</text:p>
          </table:table-cell>
          <table:table-cell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4 – Engine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3" office:value-type="string">
            <text:p>Breadboard</text:p>
          </table:table-cell>
          <table:table-cell table:style-name="ce3" office:value-type="string">
            <text:p>-</text:p>
          </table:table-cell>
          <table:table-cell table:style-name="ce12" office:value-type="string">
            <text:p>1 – 2</text:p>
          </table:table-cell>
          <table:table-cell table:number-columns-repeated="5"/>
          <table:table-cell office:value-type="string">
            <text:p>engine modes</text:p>
          </table:table-cell>
          <table:table-cell/>
          <table:table-cell office:value-type="string">
            <text:p>chutes</text:p>
          </table:table-cell>
          <table:table-cell table:number-columns-repeated="3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5 – Science 1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3" office:value-type="string">
            <text:p>Arduino Mega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6 – Science 2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3" office:value-type="string">
            <text:p>Shift Register 595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number-columns-repeated="6"/>
          <table:table-cell office:value-type="string">
            <text:p>Reactor</text:p>
          </table:table-cell>
          <table:table-cell table:number-columns-repeated="4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7 – Science 3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3" office:value-type="string">
            <text:p>Resistor Kit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number-columns-repeated="6"/>
          <table:table-cell office:value-type="string">
            <text:p>Air bags</text:p>
          </table:table-cell>
          <table:table-cell table:number-columns-repeated="4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8 – Intake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2"/>
          <table:table-cell table:style-name="ce3" office:value-type="string">
            <text:p>Jumper Wire Kit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number-columns-repeated="6"/>
          <table:table-cell office:value-type="string">
            <text:p>Life Support</text:p>
          </table:table-cell>
          <table:table-cell table:number-columns-repeated="4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9 – Engine Mode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11"/>
          <table:table-cell office:value-type="string">
            <text:p>Capacitors</text:p>
          </table:table-cell>
          <table:table-cell table:number-columns-repeated="4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10 – Fairing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/Due</text:p>
          </table:table-cell>
          <table:table-cell office:value-type="string">
            <text:p>Simpit</text:p>
          </table:table-cell>
          <table:table-cell table:number-columns-repeated="16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11 – Antennae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number-columns-repeated="3"/>
          <table:table-cell office:value-type="string">
            <text:p>Used (D/A)</text:p>
          </table:table-cell>
          <table:table-cell office:value-type="string">
            <text:p>Max (D/A)</text:p>
          </table:table-cell>
          <table:table-cell table:number-columns-repeated="11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12 – Cargo Door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number-columns-repeated="2"/>
          <table:table-cell office:value-type="string">
            <text:p>Mega</text:p>
          </table:table-cell>
          <table:table-cell office:value-type="string">
            <text:p>40/14</text:p>
          </table:table-cell>
          <table:table-cell office:value-type="string">
            <text:p>52/16</text:p>
          </table:table-cell>
          <table:table-cell table:number-columns-repeated="11"/>
          <table:table-cell table:style-name="ce15" table:number-columns-repeated="11"/>
          <table:table-cell/>
        </table:table-row>
        <table:table-row table:style-name="ro1">
          <table:table-cell table:number-columns-repeated="2"/>
          <table:table-cell office:value-type="string">
            <text:p>AG 13 – Radiators/Drills</text:p>
          </table:table-cell>
          <table:table-cell office:value-type="string">
            <text:p>LED Button – Medium</text:p>
          </table:table-cell>
          <table:table-cell office:value-type="string">
            <text:p>Blue</text:p>
          </table:table-cell>
          <table:table-cell office:value-type="string">
            <text:p>N</text:p>
          </table:table-cell>
          <table:table-cell office:value-type="string">
            <text:p>Mega</text:p>
          </table:table-cell>
          <table:table-cell office:value-type="string">
            <text:p>Simpit</text:p>
          </table:table-cell>
          <table:table-cell table:number-columns-repeated="2"/>
          <table:table-cell office:value-type="string">
            <text:p>Due</text:p>
          </table:table-cell>
          <table:table-cell office:value-type="float" office:value="31">
            <text:p>3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ap (M)</text:p>
          </table:table-cell>
          <table:table-cell office:value-type="string">
            <text:p>Toggle Switch</text:p>
          </table:table-cell>
          <table:table-cell office:value-type="string">
            <text:p>Chrome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/>
          <table:table-cell office:value-type="string">
            <text:p>Mega 2</text:p>
          </table:table-cell>
          <table:table-cell/>
          <table:table-cell office:value-type="string">
            <text:p>52/1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Nav Ball</text:p>
          </table:table-cell>
          <table:table-cell office:value-type="string">
            <text:p>Toggle Switch</text:p>
          </table:table-cell>
          <table:table-cell office:value-type="string">
            <text:p>Chrome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Screenshot</text:p>
          </table:table-cell>
          <table:table-cell office:value-type="string">
            <text:p>Button – Small</text:p>
          </table:table-cell>
          <table:table-cell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ycle Views</text:p>
          </table:table-cell>
          <table:table-cell office:value-type="string">
            <text:p>Button – Small</text:p>
          </table:table-cell>
          <table:table-cell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IVA</text:p>
          </table:table-cell>
          <table:table-cell office:value-type="string">
            <text:p>Button – Small</text:p>
          </table:table-cell>
          <table:table-cell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Master On/Off Key x 2</text:p>
          </table:table-cell>
          <table:table-cell office:value-type="string">
            <text:p>Ignition Key</text:p>
          </table:table-cell>
          <table:table-cell office:value-type="string">
            <text:p>Chrome</text:p>
          </table:table-cell>
          <table:table-cell table:style-name="ce2"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Time Controll Faster/Slower</text:p>
          </table:table-cell>
          <table:table-cell office:value-type="string">
            <text:p>Rocker Switch</text:p>
          </table:table-cell>
          <table:table-cell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LF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6"/>
          <table:table-cell office:value-type="string">
            <text:p>Unit 1</text:p>
          </table:table-cell>
          <table:table-cell office:value-type="string">
            <text:p>Unit 2</text:p>
          </table:table-cell>
          <table:table-cell office:value-type="string">
            <text:p>Unit 3</text:p>
          </table:table-cell>
          <table:table-cell office:value-type="string">
            <text:p>Fuels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OX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5"/>
          <table:table-cell office:value-type="string">
            <text:p>Row 1</text:p>
          </table:table-cell>
          <table:table-cell office:value-type="string">
            <text:p>Orbital Velocity</text:p>
          </table:table-cell>
          <table:table-cell office:value-type="string">
            <text:p>Apoapsis</text:p>
          </table:table-cell>
          <table:table-cell office:value-type="string">
            <text:p>Time to AP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EC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6"/>
          <table:table-cell office:value-type="string">
            <text:p>Target Relativ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MP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5"/>
          <table:table-cell office:value-type="string">
            <text:p>Row 2</text:p>
          </table:table-cell>
          <table:table-cell office:value-type="string">
            <text:p>Surface Velocity</text:p>
          </table:table-cell>
          <table:table-cell office:value-type="string">
            <text:p>Periapsis</text:p>
          </table:table-cell>
          <table:table-cell office:value-type="string">
            <text:p>Time to PE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SF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6"/>
          <table:table-cell office:value-type="string">
            <text:p>Target Distanc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Oxygen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?</text:p>
          </table:table-cell>
          <table:table-cell table:number-columns-repeated="5"/>
          <table:table-cell office:value-type="string">
            <text:p>Row 3</text:p>
          </table:table-cell>
          <table:table-cell office:value-type="string">
            <text:p>Vertical Velocity</text:p>
          </table:table-cell>
          <table:table-cell office:value-type="string">
            <text:p>Altitude (Sea)</text:p>
          </table:table-cell>
          <table:table-cell office:value-type="string">
            <text:p>Altitude (Surf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Food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?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Water Gauge</text:p>
          </table:table-cell>
          <table:table-cell office:value-type="string">
            <text:p>LED 10 Bar Light</text:p>
          </table:table-cell>
          <table:table-cell office:value-type="string">
            <text:p>Multi OR Solids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?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Apoapsis Readout</text:p>
          </table:table-cell>
          <table:table-cell office:value-type="string">
            <text:p>4 Digit Readout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Periapsis Readouts</text:p>
          </table:table-cell>
          <table:table-cell office:value-type="string">
            <text:p>4 Digit Readout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Altitude Readout</text:p>
          </table:table-cell>
          <table:table-cell office:value-type="string">
            <text:p>4 Digit Readout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Orbital Velocity Readout</text:p>
          </table:table-cell>
          <table:table-cell office:value-type="string">
            <text:p>4 Digit Readout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<text:s/>Surface Velocity Readout</text:p>
          </table:table-cell>
          <table:table-cell office:value-type="string">
            <text:p>4 Digit Readout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Target Velocity Readout</text:p>
          </table:table-cell>
          <table:table-cell office:value-type="string">
            <text:p>4 Digit Readout</text:p>
          </table:table-cell>
          <table:table-cell office:value-type="string">
            <text:p>Black</text:p>
          </table:table-cell>
          <table:table-cell office:value-type="string">
            <text:p>N</text:p>
          </table:table-cell>
          <table:table-cell office:value-type="string">
            <text:p>Mega 2</text:p>
          </table:table-cell>
          <table:table-cell office:value-type="string">
            <text:p>Simpit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office:value-type="string">
            <text:p>ALT – Phys TW and Trim</text:p>
          </table:table-cell>
          <table:table-cell table:style-name="ce3" office:value-type="string">
            <text:p>Button – Small</text:p>
          </table:table-cell>
          <table:table-cell table:style-name="ce3"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4" office:value-type="string">
            <text:p>X - reset trim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4" office:value-type="string">
            <text:p>EVA Board Ship (B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Teal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EVA UP (Shift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Teal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EVA DOWN (Ctrl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Teal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Stop TW (/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Orange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Cycle Active Ships (]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Toggle UI (F2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Cycle Map (TAB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Reset Map (`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Black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EVA Grab Ladder (F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Teal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style-name="ce6" office:value-type="string">
            <text:p>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3" office:value-type="string">
            <text:p>EVA Headlamp (L)</text:p>
          </table:table-cell>
          <table:table-cell table:style-name="ce4" office:value-type="string">
            <text:p>Button – Small</text:p>
          </table:table-cell>
          <table:table-cell table:style-name="ce4" office:value-type="string">
            <text:p>Teal</text:p>
          </table:table-cell>
          <table:table-cell table:style-name="ce6" office:value-type="string">
            <text:p>Y</text:p>
          </table:table-cell>
          <table:table-cell office:value-type="string">
            <text:p>Due</text:p>
          </table:table-cell>
          <table:table-cell office:value-type="string">
            <text:p>Keypres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string">
            <text:p>Brake hold</text:p>
          </table:table-cell>
          <table:table-cell table:style-name="Default" table:number-columns-repeated="2"/>
          <table:table-cell table:style-name="Default" office:value-type="string">
            <text:p>-</text:p>
          </table:table-cell>
          <table:table-cell table:style-name="Default" office:value-type="string">
            <text:p>Due</text:p>
          </table:table-cell>
          <table:table-cell table:style-name="Default" office:value-type="string">
            <text:p>Keypress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Change nav ball mode</text:p>
          </table:table-cell>
          <table:table-cell table:style-name="Default" table:number-columns-repeated="2"/>
          <table:table-cell table:style-name="Default" office:value-type="string">
            <text:p>-</text:p>
          </table:table-cell>
          <table:table-cell table:style-name="Default" office:value-type="string">
            <text:p>?</text:p>
          </table:table-cell>
          <table:table-cell table:style-name="Default" office:value-type="string">
            <text:p>Keypress/Simpit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Low charge warning light</text:p>
          </table:table-cell>
          <table:table-cell table:style-name="Default" table:number-columns-repeated="3"/>
          <table:table-cell table:style-name="Default" office:value-type="string">
            <text:p>Mega</text:p>
          </table:table-cell>
          <table:table-cell table:style-name="Default" office:value-type="string">
            <text:p>Simpit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Low oxygen warning light</text:p>
          </table:table-cell>
          <table:table-cell table:style-name="Default" table:number-columns-repeated="3"/>
          <table:table-cell table:style-name="Default" office:value-type="string">
            <text:p>Mega</text:p>
          </table:table-cell>
          <table:table-cell table:style-name="Default" office:value-type="string">
            <text:p>?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heat warning light</text:p>
          </table:table-cell>
          <table:table-cell table:style-name="Default" table:number-columns-repeated="3"/>
          <table:table-cell table:style-name="Default" office:value-type="string">
            <text:p>Mega</text:p>
          </table:table-cell>
          <table:table-cell table:style-name="Default" office:value-type="string">
            <text:p>?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warning buzzer</text:p>
          </table:table-cell>
          <table:table-cell table:style-name="Default" table:number-columns-repeated="3"/>
          <table:table-cell table:style-name="Default" office:value-type="string">
            <text:p>Mega</text:p>
          </table:table-cell>
          <table:table-cell table:style-name="Default" office:value-type="string">
            <text:p>-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warning reset button</text:p>
          </table:table-cell>
          <table:table-cell table:style-name="Default" table:number-columns-repeated="3"/>
          <table:table-cell table:style-name="Default" office:value-type="string">
            <text:p>Mega</text:p>
          </table:table-cell>
          <table:table-cell table:style-name="Default" office:value-type="string">
            <text:p>-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change display buttons</text:p>
          </table:table-cell>
          <table:table-cell table:style-name="Default" table:number-columns-repeated="2"/>
          <table:table-cell table:style-name="Default" office:value-type="string">
            <text:p>?</text:p>
          </table:table-cell>
          <table:table-cell table:style-name="Default" office:value-type="string">
            <text:p>Mega</text:p>
          </table:table-cell>
          <table:table-cell table:style-name="Default" office:value-type="string">
            <text:p>-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Time to apsids</text:p>
          </table:table-cell>
          <table:table-cell table:style-name="Default" table:number-columns-repeated="3"/>
          <table:table-cell table:style-name="Default" office:value-type="string">
            <text:p>Mega</text:p>
          </table:table-cell>
          <table:table-cell table:style-name="Default" office:value-type="string">
            <text:p>Simpit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EVA Jump/Let Go</text:p>
          </table:table-cell>
          <table:table-cell table:style-name="Default" table:number-columns-repeated="2"/>
          <table:table-cell table:style-name="Default" office:value-type="string">
            <text:p>-</text:p>
          </table:table-cell>
          <table:table-cell table:style-name="Default" office:value-type="string">
            <text:p>Due</text:p>
          </table:table-cell>
          <table:table-cell table:style-name="Default" office:value-type="string">
            <text:p>Keypress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Zoom In</text:p>
          </table:table-cell>
          <table:table-cell table:style-name="Default" table:number-columns-repeated="2"/>
          <table:table-cell table:style-name="Default" office:value-type="string">
            <text:p>?</text:p>
          </table:table-cell>
          <table:table-cell table:style-name="Default" office:value-type="string">
            <text:p>Due</text:p>
          </table:table-cell>
          <table:table-cell table:style-name="Default" office:value-type="string">
            <text:p>Keypress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Zoom Out</text:p>
          </table:table-cell>
          <table:table-cell table:style-name="Default" table:number-columns-repeated="2"/>
          <table:table-cell table:style-name="Default" office:value-type="string">
            <text:p>?</text:p>
          </table:table-cell>
          <table:table-cell table:style-name="Default" office:value-type="string">
            <text:p>Due</text:p>
          </table:table-cell>
          <table:table-cell table:style-name="Default" office:value-type="string">
            <text:p>Keypress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string">
            <text:p>Pointer Keys Turn View</text:p>
          </table:table-cell>
          <table:table-cell table:style-name="Default" table:number-columns-repeated="2"/>
          <table:table-cell table:style-name="Default" office:value-type="string">
            <text:p>?</text:p>
          </table:table-cell>
          <table:table-cell table:style-name="Default" office:value-type="string">
            <text:p>Due</text:p>
          </table:table-cell>
          <table:table-cell table:style-name="Default" office:value-type="string">
            <text:p>Keypress</text:p>
          </table:table-cell>
          <table:table-cell table:style-name="Default"/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4/07/2019</text:date>, <text:time>14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1:54:12.81</meta:creation-date>
    <dc:date>2019-04-07T14:58:33.94</dc:date>
    <meta:editing-duration>PT19H50M39S</meta:editing-duration>
    <meta:editing-cycles>48</meta:editing-cycles>
    <meta:generator>OpenOffice/4.1.6$Win32 OpenOffice.org_project/416m1$Build-9790</meta:generator>
    <meta:document-statistic meta:table-count="3" meta:cell-count="642" meta:object-count="0"/>
  </office:meta>
</office:document-meta>
</file>